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automatic-styles>
    <style:style style:name="gr1" style:family="graphic">
      <style:graphic-properties draw:fill="none" draw:stroke="none" fo:margin="1.000000000000000pt" style:wrap="biggest" style:wrap-dynamic-threshold="0.000000000000000pt"/>
    </style:style>
    <style:style style:name="gr2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000000" svg:stroke-opacity="1" svg:stroke-width="0.600000000000000pt"/>
    </style:style>
    <style:style style:name="gr3" style:family="graphic">
      <style:graphic-properties draw:fill="solid" draw:fill-color="#008900" draw:stroke="none" fo:margin="1.000000000000000pt" style:wrap="biggest" style:wrap-dynamic-threshold="0.000000000000000pt" svg:fill-rule="evenodd"/>
    </style:style>
    <style:style style:name="gr4" style:family="graphic">
      <style:graphic-properties draw:fill="solid" draw:fill-color="#c23743" draw:stroke="none" fo:margin="1.000000000000000pt" style:wrap="biggest" style:wrap-dynamic-threshold="0.000000000000000pt" svg:fill-rule="evenodd"/>
    </style:style>
    <style:style style:name="gr5" style:family="graphic">
      <style:graphic-properties draw:fill="solid" draw:fill-color="#000000" draw:stroke="none" fo:margin="1.000000000000000pt" style:wrap="biggest" style:wrap-dynamic-threshold="0.000000000000000pt" svg:fill-rule="evenodd"/>
    </style:style>
    <style:style style:name="gr6" style:family="graphic">
      <style:graphic-properties draw:fill="solid" draw:fill-color="#ffffff" draw:stroke="solid" draw:stroke-linejoin="miter" fo:margin="1.000000000000000pt" style:wrap="biggest" style:wrap-dynamic-threshold="0.000000000000000pt" svg:fill-rule="evenodd" svg:stroke-color="#000000" svg:stroke-opacity="1" svg:stroke-width="0.300000000000000pt"/>
    </style:style>
    <style:style style:name="gr7" style:family="graphic">
      <style:graphic-properties draw:fill="solid" draw:fill-color="#c23743" draw:stroke="solid" draw:stroke-linejoin="miter" fo:margin="1.000000000000000pt" style:wrap="biggest" style:wrap-dynamic-threshold="0.000000000000000pt" svg:fill-rule="evenodd" svg:stroke-color="#000000" svg:stroke-opacity="1" svg:stroke-width="0.300000000000000pt"/>
    </style:style>
    <style:style style:name="gr8" style:family="graphic">
      <style:graphic-properties draw:fill="solid" draw:fill-color="#fffffb" draw:stroke="none" fo:margin="1.000000000000000pt" style:wrap="biggest" style:wrap-dynamic-threshold="0.000000000000000pt" svg:fill-rule="evenodd"/>
    </style:style>
    <style:style style:name="gr9" style:family="graphic">
      <style:graphic-properties draw:fill="solid" draw:fill-color="#000000" draw:stroke="solid" draw:stroke-linejoin="miter" fo:margin="1.000000000000000pt" style:wrap="biggest" style:wrap-dynamic-threshold="0.000000000000000pt" svg:fill-rule="evenodd" svg:stroke-color="#000000" svg:stroke-opacity="1" svg:stroke-width="0.300000000000000pt"/>
    </style:style>
    <style:style style:name="dp2" style:family="drawing-page"/>
  </office:automatic-styles>
  <office:body>
    <office:drawing>
      <draw:page draw:name="page1" draw:id="page1" draw:master-page-name="Default1" draw:style-name="dp2">
        <draw:layer-set>
          <draw:layer draw:name="g565"/>
        </draw:layer-set>
        <draw:g draw:style-name="gr1" draw:id="shape1" svg:y="-0.09187227263pt">
          <draw:rect draw:style-name="gr2" draw:id="shape2" draw:name="rect551" draw:layer="g565" svg:width="198.34960800000pt" svg:height="134.64986400000pt" draw:transform="matrix(0.73937227000 0.00000000000 0.00000000000 0.73937227000 0.38290641621pt 0.22181681493pt)"/>
          <draw:rect draw:style-name="gr3" draw:id="shape3" draw:name="rect552" draw:layer="g565" svg:width="198.34960800000pt" svg:height="38.84133920000pt" draw:transform="matrix(0.73937227000 0.00000000000 0.00000000000 0.73937227000 0.38290641621pt 71.05996198774pt)"/>
          <draw:rect draw:style-name="gr4" draw:id="shape4" draw:name="rect553" draw:layer="g565" svg:width="198.34960800000pt" svg:height="38.84133920000pt" draw:transform="matrix(0.73937227000 0.00000000000 0.00000000000 0.73937227000 0.00000030502pt 36.21516280093pt)"/>
          <draw:rect draw:style-name="gr5" draw:id="shape5" draw:name="rect554" draw:layer="g565" svg:width="198.34960800000pt" svg:height="40.91283840000pt" draw:transform="matrix(0.73937227000 0.00000000000 0.00000000000 0.73937227000 0.38290641621pt 0.60462237149pt)"/>
          <draw:path draw:style-name="gr6" draw:id="shape6" draw:name="path565" draw:layer="g565" svg:width="11.01587484330pt" svg:height="91.81449360696pt" draw:transform="matrix(0.47300527664 0.25414073351 -0.43614978709 0.81176051209 92.28358066530pt 9.62083386990pt)" svg:viewBox="0 0 11 92" svg:d="M4.06101 91.8145C4.06101 74.834 4.57236 18.4374 4.02827 18.4374C-5.17685 18.2448 4.08788 10.9745 5.43301 0C7.35497 10.7915 16.0302 18.8122 6.93766 18.4686C7.0972 33.6716 7.19628 80.259 7.16269 91.7825C5.9771 91.7825 5.59842 91.7514 4.06101 91.8145Z" koffice:nodeTypes="cccccc"/>
          <draw:path draw:style-name="gr6" draw:id="shape7" draw:name="path568" draw:layer="g565" svg:width="11.01587484330pt" svg:height="91.81449360696pt" draw:transform="matrix(-0.47300527664 0.25414073351 0.43614978709 0.81176051209 52.95704063970pt 10.16235012045pt)" svg:viewBox="0 0 11 92" svg:d="M4.06101 91.8145C4.06101 74.834 4.57236 18.4374 4.02827 18.4374C-5.17685 18.2448 4.08788 10.9745 5.43301 0C7.35497 10.7915 16.0302 18.8122 6.93766 18.4686C7.0972 33.6716 7.19628 80.259 7.16269 91.7825C5.9771 91.7825 5.59842 91.7514 4.06101 91.8145Z" koffice:nodeTypes="cccccc"/>
          <draw:path draw:style-name="gr7" draw:id="shape8" draw:name="path555" draw:layer="g565" svg:width="46.66086490498pt" svg:height="94.54773954695pt" draw:transform="matrix(0.73937227000 0.00000000000 0.00000000000 0.73937227000 55.11979282244pt 16.68658144423pt)" svg:viewBox="0 0 47 95" svg:d="M23.2464 0C54.7234 22.2165 54.2069 75.9474 23.2464 94.5477C-5.65036 74.9146 -9.77858 21.6994 23.2464 0Z" koffice:nodeTypes="ccc"/>
          <draw:path draw:style-name="gr8" draw:id="shape9" draw:name="path557" draw:layer="g565" svg:width="7.54328924844pt" svg:height="11.82340928118pt" draw:transform="matrix(0.73937227000 0.00000000000 0.00000000000 0.73937227000 69.68946381713pt 46.55391069274pt)" svg:viewBox="0 0 8 12" svg:d="M7.54329 5.91168C7.54329 9.17662 5.85467 11.8234 3.77164 11.8234C1.68862 11.8234 0 9.17662 0 5.91168C0 2.64675 1.68862 0 3.77164 0C5.85467 0 7.54329 2.64675 7.54329 5.91168Z" koffice:nodeTypes="ccccc"/>
          <draw:path draw:style-name="gr6" draw:id="shape10" draw:name="path558" draw:layer="g565" svg:width="46.66086490498pt" svg:height="94.54773954695pt" draw:transform="matrix(0.20789669488 0.00000000000 0.00000000000 0.28533337083 67.37297609665pt 18.21827176409pt)" svg:viewBox="0 0 47 95" svg:d="M23.2464 0C54.7234 22.2165 54.2069 75.9474 23.2464 94.5477C-5.65036 74.9146 -9.77858 21.6994 23.2464 0Z" koffice:nodeTypes="ccc"/>
          <draw:path draw:style-name="gr6" draw:id="shape11" draw:name="path559" draw:layer="g565" svg:width="46.66086490498pt" svg:height="94.54773954695pt" draw:transform="matrix(0.20789669488 0.00000000000 0.00000000000 0.28533337083 67.37297609665pt 58.04086222629pt)" svg:viewBox="0 0 47 95" svg:d="M23.2464 0C54.7234 22.2165 54.2069 75.9474 23.2464 94.5477C-5.65036 74.9146 -9.77858 21.6994 23.2464 0Z" koffice:nodeTypes="ccc"/>
          <draw:rect draw:style-name="gr4" draw:id="shape12" draw:name="rect560" draw:layer="g565" svg:width="3.62519528000pt" svg:height="37.28766800000pt" draw:transform="matrix(0.73937227000 0.00000000000 0.00000000000 0.73937227000 70.83819279765pt 18.21858149009pt)"/>
          <draw:rect draw:style-name="gr4" draw:id="shape13" draw:name="rect561" draw:layer="g565" svg:width="3.62519528000pt" svg:height="37.28766800000pt" draw:transform="matrix(0.73937227000 0.00000000000 0.00000000000 0.73937227000 71.22108707888pt 57.65817120145pt)"/>
          <draw:path draw:style-name="gr9" draw:id="shape14" draw:name="path562" draw:layer="g565" svg:width="46.66086490498pt" svg:height="94.54773954695pt" draw:transform="matrix(0.12613173366 0.00000000000 0.00000000000 0.33314413930 55.12001481585pt 35.44913393065pt)" svg:viewBox="0 0 47 95" svg:d="M23.2464 0C54.7234 22.2165 54.2069 75.9474 23.2464 94.5477C-5.65036 74.9146 -9.77858 21.6994 23.2464 0Z" koffice:nodeTypes="ccc"/>
          <draw:path draw:style-name="gr9" draw:id="shape15" draw:name="path563" draw:layer="g565" svg:width="46.66086490498pt" svg:height="94.54773954695pt" draw:transform="matrix(0.12613173366 0.00000000000 0.00000000000 0.33314413930 84.22111586523pt 35.83201046695pt)" svg:viewBox="0 0 47 95" svg:d="M23.2464 0C54.7234 22.2165 54.2069 75.9474 23.2464 94.5477C-5.65036 74.9146 -9.77858 21.6994 23.2464 0Z" koffice:nodeTypes="ccc"/>
        </draw:g>
      </draw:page>
    </office:drawing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math="http://www.w3.org/1998/Math/MathML" xmlns:svg="urn:oasis:names:tc:opendocument:xmlns:svg-compatible:1.0" xmlns:fo="urn:oasis:names:tc:opendocument:xmlns:xsl-fo-compatible:1.0" xmlns:anim="urn:oasis:names:tc:opendocument:xmlns:animation:1.0" xmlns:smil="urn:oasis:names:tc:opendocument:xmlns:smil-compatible:1.0" xmlns:koffice="http://www.koffice.org/2005/" xmlns:officeooo="http://openoffice.org/2009/office" xmlns:delta="http://www.deltaxml.com/ns/track-changes/delta-namespace" xmlns:split="http://www.deltaxml.com/ns/track-changes/split-namespace" xmlns:ac="http://www.deltaxml.com/ns/track-changes/attribute-change-namespace" xmlns:dc="http://purl.org/dc/elements/1.1/" xmlns:xlink="http://www.w3.org/1999/xlink" office:version="1.2">
  <office:styles>
    <style:default-style style:family="paragraph"/>
  </office:styles>
  <office:automatic-styles>
    <style:style style:name="dp1" style:family="drawing-page"/>
    <style:page-layout style:name="pm1" style:page-usage="all">
      <style:page-layout-properties fo:margin="0.000000000000000pt" fo:padding="0.000000000000000pt" fo:page-height="841.891222259999950pt" fo:page-width="595.276621799999930pt" style:print-orientation="portrait"/>
    </style:page-layout>
  </office:automatic-styles>
  <office:master-styles>
    <style:master-page style:name="Default1" draw:style-name="dp1" style:display-name="Default" style:page-layout-name="pm1">
      <draw:layer-set>
        <draw:layer draw:name=""/>
      </draw:layer-set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Calligra/2.4 Alpha 1</meta:generator>
    <dc:title/>
    <meta:initial-creator>Unknown</meta:initial-creator>
    <meta:editing-cycles>0</meta:editing-cycles>
    <dc:date>2011-05-22T07:21:44</dc:date>
    <meta:creation-date>2011-05-22T06:10:55</meta:creation-date>
    <dc:creator>Yue Liu</dc:creator>
  </office:meta>
</office:document-meta>
</file>